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97.94pt"/>
    </style:style>
    <style:style style:name="co3" style:family="table-column">
      <style:table-column-properties fo:break-before="auto" style:column-width="237.49pt"/>
    </style:style>
    <style:style style:name="co4" style:family="table-column">
      <style:table-column-properties fo:break-before="auto" style:column-width="45.16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227.7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PageStyle_5f_IDs_20_des_20_tweets">
      <style:table-properties table:display="true" style:writing-mode="lr-tb"/>
    </style:style>
    <style:style style:name="ce1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weet_id</text:p>
          </table:table-cell>
          <table:table-cell table:style-name="ce1" office:value-type="string" calcext:value-type="string">
            <text:p>haiku</text:p>
          </table:table-cell>
          <table:table-cell table:style-name="ce1" office:value-type="string" calcext:value-type="string">
            <text:p>category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1613147494992470017</text:p>
          </table:table-cell>
          <table:table-cell table:style-name="ce2" office:value-type="string" calcext:value-type="string">
            <text:p>Avec ou sans</text:p>
            <text:p>Présent est le changement</text:p>
            <text:p>Inévitabl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1613147494992470017</text:p>
          </table:table-cell>
          <table:table-cell table:style-name="ce2" office:value-type="string" calcext:value-type="string">
            <text:p>Crise-climat il y a</text:p>
            <text:p>Gravement climat varie</text:p>
            <text:p>Bien fols ceux qui s'y fient.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1613147494992470017</text:p>
          </table:table-cell>
          <table:table-cell table:style-name="ce2" office:value-type="string" calcext:value-type="string">
            <text:p>Quelle crise climatique ?</text:p>
            <text:p>Je cueille des cerises</text:p>
            <text:p>A la porte de l'igloo.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1613477176908693505</text:p>
          </table:table-cell>
          <table:table-cell table:style-name="ce2" office:value-type="string" calcext:value-type="string">
            <text:p>C'est le soleil le coupable</text:p>
            <text:p>Qui réchauffe mer et sable !</text:p>
            <text:p>Le CO2 est imprenabl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1612116089441325058</text:p>
          </table:table-cell>
          <table:table-cell table:style-name="ce2" office:value-type="string" calcext:value-type="string">
            <text:p>C'est un changement</text:p>
            <text:p>Un intérêt sous-jacent</text:p>
            <text:p>Du gouvernemen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1612116089441325058</text:p>
          </table:table-cell>
          <table:table-cell table:style-name="ce2" office:value-type="string" calcext:value-type="string">
            <text:p>Politisation : instrumentalisation</text:p>
            <text:p>La nature ?</text:p>
            <text:p>Même pas peur !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1612104401610739715</text:p>
          </table:table-cell>
          <table:table-cell table:style-name="ce2" office:value-type="string" calcext:value-type="string">
            <text:p>La mer monte, je picole</text:p>
            <text:p>La glace fond, je rigole</text:p>
            <text:p>Plus de Léman ? Je suis foll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1622305020199800832</text:p>
          </table:table-cell>
          <table:table-cell table:style-name="ce2" office:value-type="string" calcext:value-type="string">
            <text:p>Tout s'accumule</text:p>
            <text:p>Mais tout se renouvelle</text:p>
            <text:p>Pas notre fardeau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1602811981743931395</text:p>
          </table:table-cell>
          <table:table-cell table:style-name="ce2" office:value-type="string" calcext:value-type="string">
            <text:p>Idéologie !</text:p>
            <text:p>Le GIEC n'est pas scientifique</text:p>
            <text:p>C'est politiqu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1630522072802664448</text:p>
          </table:table-cell>
          <table:table-cell table:style-name="ce2" office:value-type="string" calcext:value-type="string">
            <text:p>Crise de société</text:p>
            <text:p>Notre science n'est pas fiable</text:p>
            <text:p>D'après nos média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1199402274449219584</text:p>
          </table:table-cell>
          <table:table-cell table:style-name="ce2" office:value-type="string" calcext:value-type="string">
            <text:p>Alerte déni !</text:p>
            <text:p>Si niveau très élevé</text:p>
            <text:p>Addition salé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1174170151094226946</text:p>
          </table:table-cell>
          <table:table-cell table:style-name="ce2" office:value-type="string" calcext:value-type="string">
            <text:p>Québec solidaire,</text:p>
            <text:p>Alarmer pour survivre,</text:p>
            <text:p>Restez sur Terr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1183452377963212802</text:p>
          </table:table-cell>
          <table:table-cell table:style-name="ce2" office:value-type="string" calcext:value-type="string">
            <text:p>Par le pétrolier, </text:p>
            <text:p>Greta Thunberg financée,</text:p>
            <text:p>Sainte du clima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1620778428432805888</text:p>
          </table:table-cell>
          <table:table-cell table:style-name="ce2" office:value-type="string" calcext:value-type="string">
            <text:p>Biocarburant</text:p>
            <text:p>Injecté dans l'atmosphère</text:p>
            <text:p>Cette histoire absurd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1633355126445428743</text:p>
          </table:table-cell>
          <table:table-cell table:style-name="ce2" office:value-type="string" calcext:value-type="string">
            <text:p>Neige et sable mélés</text:p>
            <text:p>Sur les bosses des dromadaires</text:p>
            <text:p>Tremble le déser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1633355126445428743</text:p>
          </table:table-cell>
          <table:table-cell table:style-name="ce2" office:value-type="string" calcext:value-type="string">
            <text:p>Désert de grêlons, </text:p>
            <text:p>Sidérés les dromadaires</text:p>
            <text:p>Ont l'air Saoudit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1635892924066955264</text:p>
          </table:table-cell>
          <table:table-cell table:style-name="ce2" office:value-type="string" calcext:value-type="string">
            <text:p>Crétin de cobalt</text:p>
            <text:p>Manteau de la planète</text:p>
            <text:p>Vertueux lithium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???</text:p>
          </table:table-cell>
          <table:table-cell table:style-name="ce2" office:value-type="string" calcext:value-type="string">
            <text:p>GIEC corrompu</text:p>
            <text:p>Juste une pute à subvention</text:p>
            <text:p>On se les gèle grav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1637907155213860865</text:p>
          </table:table-cell>
          <table:table-cell table:style-name="ce2" office:value-type="string" calcext:value-type="string">
            <text:p>Mensonge risqué, </text:p>
            <text:p>Réchauffement demandé</text:p>
            <text:p>Le temps plus facil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1635685259651035157</text:p>
          </table:table-cell>
          <table:table-cell table:style-name="ce2" office:value-type="string" calcext:value-type="string">
            <text:p>Glace d'Arctique</text:p>
            <text:p>Clowns repoussés sans déclin</text:p>
            <text:p>Jusqu'en 203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1615812524913397776</text:p>
          </table:table-cell>
          <table:table-cell table:style-name="ce2" office:value-type="string" calcext:value-type="string">
            <text:p>Fraude statistique ?</text:p>
            <text:p>Illusion climatique ?</text:p>
            <text:p>Réveillez esprits !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1606229796211548161</text:p>
          </table:table-cell>
          <table:table-cell table:style-name="ce2" office:value-type="string" calcext:value-type="string">
            <text:p>Exagération !</text:p>
            <text:p>Des températures extrêmes</text:p>
            <text:p>Dans les bras de Morphée !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s des tweets" table:style-name="ta2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number-columns-repeated="1021" table:default-cell-style-name="Default"/>
        <table:table-row table:style-name="ro1">
          <table:table-cell table:style-name="ce5" office:value-type="string" calcext:value-type="string">
            <text:p>n° Tweet</text:p>
          </table:table-cell>
          <table:table-cell table:style-name="ce7" office:value-type="string" calcext:value-type="string">
            <text:p>id</text:p>
          </table:table-cell>
          <table:table-cell table:style-name="ce5" office:value-type="string" calcext:value-type="string">
            <text:p>lien</text:p>
          </table:table-cell>
          <table:table-cell table:number-columns-repeated="102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1613640864567361536</text:p>
          </table:table-cell>
          <table:table-cell table:style-name="ce10" table:formula="of:=concat(&quot;https://twitter.com/miaou/status/&quot;;[.B2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1612445465580027906</text:p>
          </table:table-cell>
          <table:table-cell table:style-name="ce10" table:formula="of:=concat(&quot;https://twitter.com/miaou/status/&quot;;[.B3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1613256709610283012</text:p>
          </table:table-cell>
          <table:table-cell table:style-name="ce10" table:formula="of:=concat(&quot;https://twitter.com/miaou/status/&quot;;[.B4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1613256705936072710</text:p>
          </table:table-cell>
          <table:table-cell table:style-name="ce10" table:formula="of:=concat(&quot;https://twitter.com/miaou/status/&quot;;[.B5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1613147494992470017</text:p>
          </table:table-cell>
          <table:table-cell table:style-name="ce10" table:formula="of:=concat(&quot;https://twitter.com/miaou/status/&quot;;[.B6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1613166674315706372</text:p>
          </table:table-cell>
          <table:table-cell table:style-name="ce10" table:formula="of:=concat(&quot;https://twitter.com/miaou/status/&quot;;[.B7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1613477176908693505</text:p>
          </table:table-cell>
          <table:table-cell table:style-name="ce10" table:formula="of:=concat(&quot;https://twitter.com/miaou/status/&quot;;[.B8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1613263829726535698</text:p>
          </table:table-cell>
          <table:table-cell table:style-name="ce10" table:formula="of:=concat(&quot;https://twitter.com/miaou/status/&quot;;[.B9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1613256688496439297</text:p>
          </table:table-cell>
          <table:table-cell table:style-name="ce10" table:formula="of:=concat(&quot;https://twitter.com/miaou/status/&quot;;[.B10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1612116089441325058</text:p>
          </table:table-cell>
          <table:table-cell table:style-name="ce10" table:formula="of:=concat(&quot;https://twitter.com/miaou/status/&quot;;[.B11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9" office:value-type="string" calcext:value-type="string">
            <text:p>1612104401610739715</text:p>
          </table:table-cell>
          <table:table-cell table:style-name="ce10" table:formula="of:=concat(&quot;https://twitter.com/miaou/status/&quot;;[.B12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9" office:value-type="string" calcext:value-type="string">
            <text:p>1622305020199800832</text:p>
          </table:table-cell>
          <table:table-cell table:style-name="ce10" table:formula="of:=concat(&quot;https://twitter.com/miaou/status/&quot;;[.B13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1634918930299990020</text:p>
          </table:table-cell>
          <table:table-cell table:style-name="ce10" table:formula="of:=concat(&quot;https://twitter.com/miaou/status/&quot;;[.B14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9" office:value-type="string" calcext:value-type="string">
            <text:p>1632368059263467523</text:p>
          </table:table-cell>
          <table:table-cell table:style-name="ce10" table:formula="of:=concat(&quot;https://twitter.com/miaou/status/&quot;;[.B15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9" office:value-type="string" calcext:value-type="string">
            <text:p>1602811981743931395</text:p>
          </table:table-cell>
          <table:table-cell table:style-name="ce10" table:formula="of:=concat(&quot;https://twitter.com/miaou/status/&quot;;[.B16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9" office:value-type="string" calcext:value-type="string">
            <text:p>1630522072802664448</text:p>
          </table:table-cell>
          <table:table-cell table:style-name="ce10" table:formula="of:=concat(&quot;https://twitter.com/miaou/status/&quot;;[.B17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9" office:value-type="string" calcext:value-type="string">
            <text:p>1424871692648730631</text:p>
          </table:table-cell>
          <table:table-cell table:style-name="ce10" table:formula="of:=concat(&quot;https://twitter.com/miaou/status/&quot;;[.B18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1558489684354924545</text:p>
          </table:table-cell>
          <table:table-cell table:style-name="ce10" table:formula="of:=concat(&quot;https://twitter.com/miaou/status/&quot;;[.B19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1199402274449219584</text:p>
          </table:table-cell>
          <table:table-cell table:style-name="ce10" table:formula="of:=concat(&quot;https://twitter.com/miaou/status/&quot;;[.B20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1106999841815756802</text:p>
          </table:table-cell>
          <table:table-cell table:style-name="ce10" table:formula="of:=concat(&quot;https://twitter.com/miaou/status/&quot;;[.B21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1133628881150369793</text:p>
          </table:table-cell>
          <table:table-cell table:style-name="ce10" table:formula="of:=concat(&quot;https://twitter.com/miaou/status/&quot;;[.B22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1174170151094226946</text:p>
          </table:table-cell>
          <table:table-cell table:style-name="ce10" table:formula="of:=concat(&quot;https://twitter.com/miaou/status/&quot;;[.B23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9" office:value-type="string" calcext:value-type="string">
            <text:p>1183452377963212802</text:p>
          </table:table-cell>
          <table:table-cell table:style-name="ce10" table:formula="of:=concat(&quot;https://twitter.com/miaou/status/&quot;;[.B24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9" office:value-type="string" calcext:value-type="string">
            <text:p>1636959369261637635</text:p>
          </table:table-cell>
          <table:table-cell table:style-name="ce10" table:formula="of:=concat(&quot;https://twitter.com/miaou/status/&quot;;[.B25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9" office:value-type="string" calcext:value-type="string">
            <text:p>1636746523730927618</text:p>
          </table:table-cell>
          <table:table-cell table:style-name="ce10" table:formula="of:=concat(&quot;https://twitter.com/miaou/status/&quot;;[.B26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9" office:value-type="string" calcext:value-type="string">
            <text:p>1620778428432805888</text:p>
          </table:table-cell>
          <table:table-cell table:style-name="ce10" table:formula="of:=concat(&quot;https://twitter.com/miaou/status/&quot;;[.B27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9" office:value-type="string" calcext:value-type="string">
            <text:p>1633355126445428743</text:p>
          </table:table-cell>
          <table:table-cell table:style-name="ce10" table:formula="of:=concat(&quot;https://twitter.com/miaou/status/&quot;;[.B28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1633382847829426177</text:p>
          </table:table-cell>
          <table:table-cell table:style-name="ce10" table:formula="of:=concat(&quot;https://twitter.com/miaou/status/&quot;;[.B29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1629926901287362561</text:p>
          </table:table-cell>
          <table:table-cell table:style-name="ce10" table:formula="of:=concat(&quot;https://twitter.com/miaou/status/&quot;;[.B30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9" office:value-type="string" calcext:value-type="string">
            <text:p>1617527676021112842</text:p>
          </table:table-cell>
          <table:table-cell table:style-name="ce10" table:formula="of:=concat(&quot;https://twitter.com/miaou/status/&quot;;[.B31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1625512556902195201</text:p>
          </table:table-cell>
          <table:table-cell table:style-name="ce10" table:formula="of:=concat(&quot;https://twitter.com/miaou/status/&quot;;[.B32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9" office:value-type="string" calcext:value-type="string">
            <text:p>1622149866460684290</text:p>
          </table:table-cell>
          <table:table-cell table:style-name="ce10" table:formula="of:=concat(&quot;https://twitter.com/miaou/status/&quot;;[.B33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9" office:value-type="string" calcext:value-type="string">
            <text:p>1635892924066955264</text:p>
          </table:table-cell>
          <table:table-cell table:style-name="ce10" table:formula="of:=concat(&quot;https://twitter.com/miaou/status/&quot;;[.B34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9" office:value-type="string" calcext:value-type="string">
            <text:p>1637418077036920833</text:p>
          </table:table-cell>
          <table:table-cell table:style-name="ce10" table:formula="of:=concat(&quot;https://twitter.com/miaou/status/&quot;;[.B35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9" office:value-type="string" calcext:value-type="string">
            <text:p>???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9" office:value-type="string" calcext:value-type="string">
            <text:p>1637907155213860865</text:p>
          </table:table-cell>
          <table:table-cell table:style-name="ce10" table:formula="of:=concat(&quot;https://twitter.com/miaou/status/&quot;;[.B37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9" office:value-type="string" calcext:value-type="string">
            <text:p>1635685259651035157</text:p>
          </table:table-cell>
          <table:table-cell table:style-name="ce10" table:formula="of:=concat(&quot;https://twitter.com/miaou/status/&quot;;[.B38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9" office:value-type="string" calcext:value-type="string">
            <text:p>1633452178575589376</text:p>
          </table:table-cell>
          <table:table-cell table:style-name="ce10" table:formula="of:=concat(&quot;https://twitter.com/miaou/status/&quot;;[.B39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9" office:value-type="string" calcext:value-type="string">
            <text:p>1630582114188918784</text:p>
          </table:table-cell>
          <table:table-cell table:style-name="ce10" table:formula="of:=concat(&quot;https://twitter.com/miaou/status/&quot;;[.B40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9" office:value-type="string" calcext:value-type="string">
            <text:p>1629703351393722368</text:p>
          </table:table-cell>
          <table:table-cell table:style-name="ce10" table:formula="of:=concat(&quot;https://twitter.com/miaou/status/&quot;;[.B41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9" office:value-type="string" calcext:value-type="string">
            <text:p>1621667980122652673</text:p>
          </table:table-cell>
          <table:table-cell table:style-name="ce10" table:formula="of:=concat(&quot;https://twitter.com/miaou/status/&quot;;[.B42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9" office:value-type="string" calcext:value-type="string">
            <text:p>1619784923375878145</text:p>
          </table:table-cell>
          <table:table-cell table:style-name="ce10" table:formula="of:=concat(&quot;https://twitter.com/miaou/status/&quot;;[.B43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9" office:value-type="string" calcext:value-type="string">
            <text:p>1618117701322559490</text:p>
          </table:table-cell>
          <table:table-cell table:style-name="ce10" table:formula="of:=concat(&quot;https://twitter.com/miaou/status/&quot;;[.B44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9" office:value-type="string" calcext:value-type="string">
            <text:p>1615812524913397776</text:p>
          </table:table-cell>
          <table:table-cell table:style-name="ce10" table:formula="of:=concat(&quot;https://twitter.com/miaou/status/&quot;;[.B45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9" office:value-type="string" calcext:value-type="string">
            <text:p>1613156943832698882</text:p>
          </table:table-cell>
          <table:table-cell table:style-name="ce10" table:formula="of:=concat(&quot;https://twitter.com/miaou/status/&quot;;[.B46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9" office:value-type="string" calcext:value-type="string">
            <text:p>???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9" office:value-type="string" calcext:value-type="string">
            <text:p>1609632673110151170</text:p>
          </table:table-cell>
          <table:table-cell table:style-name="ce10" table:formula="of:=concat(&quot;https://twitter.com/miaou/status/&quot;;[.B48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9" office:value-type="string" calcext:value-type="string">
            <text:p>1607829159731920896</text:p>
          </table:table-cell>
          <table:table-cell table:style-name="ce10" table:formula="of:=concat(&quot;https://twitter.com/miaou/status/&quot;;[.B49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9" office:value-type="string" calcext:value-type="string">
            <text:p>1606229796211548161</text:p>
          </table:table-cell>
          <table:table-cell table:style-name="ce10" table:formula="of:=concat(&quot;https://twitter.com/miaou/status/&quot;;[.B50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9" office:value-type="string" calcext:value-type="string">
            <text:p>1635772152052953089</text:p>
          </table:table-cell>
          <table:table-cell table:style-name="ce10" table:formula="of:=concat(&quot;https://twitter.com/miaou/status/&quot;;[.B51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 table:number-rows-repeated="949">
          <table:table-cell table:style-name="ce4" table:number-columns-repeated="3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s_20_des_20_tweets" style:display-name="PageStyle_IDs des twee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43" meta:object-count="0"/>
    <meta:generator>LibreOfficeDev/6.0.5.2$Linux_X86_64 LibreOffice_project/</meta:generator>
  </office:meta>
</office:document-meta>
</file>